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72cm" fo:min-width="11.686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14/18</text:span><text:line-break/>Requirements<text:line-break/><text:span text:style-name="T1">Draft 03/14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will require next gen Rpi3B+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94af3cb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SYSTEM REQUIR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 RASPBERRY Pi 2B or Pi 3B.</text:p>
              </text:list-item>
              <text:list-item>
                <text:p>3 HDMI monitors</text:p>
              </text:list-item>
              <text:list-item>
                <text:p>1 Logitech wireless keyboard &amp; mouse.</text:p>
              </text:list-item>
              <text:list-item>
                <text:p>1 D-Link 4 port hub </text:p>
              </text:list-item>
              <text:list-item>
                <text:p>1 32 GB miro sd card Lazarus IDE (Ultibo Edition)</text:p>
              </text:list-item>
              <text:list-item>
                <text:p>2 4 GB miro sd card or &gt; for Ultibo systems </text:p>
              </text:list-item>
              <text:list-item>
                <text:p>1 RASPBERRY Pi Camera</text:p>
              </text:list-item>
              <text:list-item>
                <text:p>1 Micro Servo - High Powered, High Torque Metal Gear[ID:2307] = $11.9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draw:frame draw:style-name="gr16" draw:text-style-name="P7" draw:layer="layout" svg:width="12.186cm" svg:height="16.722cm" svg:x="14.4cm" svg:y="0.6cm">
          <draw:text-box>
            <text:p><text:span text:style-name="T3">RaspBian</text:span></text:p>
            <text:p>Lazarus (Ultibo Edition)</text:p>
            <text:p><text:span text:style-name="T3">https://github.com/develone/Ultibo_Projects.git</text:span></text:p>
            <text:p><text:span text:style-name="T3">Compite the project UltiboDemoRPi2_TFTP.lpi</text:span></text:p>
            <text:p><text:span text:style-name="T3">pi@raspberrypi:~ $ git clone https://github.com/develone/Ultibo_Projects.git</text:span></text:p>
            <text:p><text:span text:style-name="T3">Cloning into 'Ultibo_Projects'...</text:span></text:p>
            <text:p><text:span text:style-name="T3">remote: Counting objects: 153, done.</text:span></text:p>
            <text:p><text:span text:style-name="T3">remote: Compressing objects: 100% (120/120), done.</text:span></text:p>
            <text:p><text:span text:style-name="T3">remote: Total 153 (delta 58), reused 114 (delta 22), pack-reused 0</text:span></text:p>
            <text:p><text:span text:style-name="T3">Receiving objects: 100% (153/153), 2.71 MiB | 1.60 MiB/s, done.</text:span></text:p>
            <text:p><text:span text:style-name="T3">Resolving deltas: 100% (58/58), done.</text:span></text:p>
            <text:p><text:span text:style-name="T3"/></text:p>
            <text:p><text:span text:style-name="T3">Compile UltiboDemoRPi2_TFTP.lpi using Lazarus (Ultibo Edition)</text:span></text:p>
            <text:p><text:span text:style-name="T3"/></text:p>
            <text:p><text:span text:style-name="T3">/run_demos.sh 185 jpeg</text:span></text:p>
            <text:p><text:span text:style-name="T3">tftping DWT_LIFT_RPi2 kernel7.img</text:span></text:p>
            <text:p><text:span text:style-name="T3">to ultibo system <text:s/>192.168.1.185</text:span></text:p>
            <text:p><text:span text:style-name="T3">tftp&gt; tftp&gt; Sent 3111876 bytes in 10.7 seconds</text:span></text:p>
            <text:p><text:span text:style-name="T3"/></text:p>
            <text:p><text:span text:style-name="T3">./run_demos.sh 200 jpeg</text:span></text:p>
            <text:p><text:span text:style-name="T3">tftping DWT_LIFT_RPi2 kernel7.img</text:span></text:p>
            <text:p><text:span text:style-name="T3">to ultibo system <text:s/>192.168.1.200</text:span></text:p>
            <text:p><text:span text:style-name="T3">tftp&gt; tftp&gt; Sent 3111876 bytes in 11.1 seconds</text:span></text:p>
            <text:p><text:span text:style-name="T3"/></text:p>
            <text:p><text:span text:style-name="T3">Compile RaspiVid_TFTP.lpi using Lazarus (Ultibo Edition)</text:span></text:p>
            <text:p><text:span text:style-name="T3"/></text:p>
            <text:p><text:span text:style-name="T3">./run_demos.sh 200 video</text:span></text:p>
            <text:p><text:span text:style-name="T3">tftping RaspiVid_TFTP kernel7.img</text:span></text:p>
            <text:p><text:span text:style-name="T3">to ultibo system <text:s/>192.168.1.200</text:span></text:p>
            <text:p><text:span text:style-name="T3">tftp&gt; tftp&gt; Sent 3145892 bytes in 15.5 seconds</text:span></text:p>
            <text:p><text:span text:style-name="T3"/></text:p>
            <text:p><text:span text:style-name="T3">Compile PWM_TFTP_SERVO.lpi using Lazarus (Ultibo Edition)</text:span></text:p>
            <text:p><text:span text:style-name="T3">./run_demos.sh 185 servo</text:span></text:p>
            <text:p><text:span text:style-name="T3">tftping PWM_TFTP_SERVO kernel7.img</text:span></text:p>
            <text:p><text:span text:style-name="T3">to ultibo system <text:s/>192.168.1.185</text:span></text:p>
            <text:p><text:span text:style-name="T3">tftp&gt; tftp&gt; Sent 2743472 bytes in 10.8 seconds</text:span></text:p>
            <text:p><text:span text:style-name="T3"/></text:p>
            <text:p><text:span text:style-name="T3">./run_demos.sh 200 servo</text:span></text:p>
            <text:p><text:span text:style-name="T3">no servo <text:s/>192.168.1.200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15T18:05:06.456461053</dc:date>
    <meta:editing-duration>PT10H44M58S</meta:editing-duration>
    <meta:editing-cycles>39</meta:editing-cycles>
    <meta:generator>LibreOffice/5.2.7.2$Linux_ARM_EABI LibreOffice_project/20m0$Build-2</meta:generator>
    <meta:document-statistic meta:object-count="90"/>
  </office:meta>
</office:document-meta>
</file>